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01328a" officeooo:paragraph-rsid="0401328a"/>
    </style:style>
    <style:style style:name="P4" style:family="paragraph" style:parent-style-name="Text_20_body" style:list-style-name="L2">
      <style:text-properties officeooo:rsid="0401328a" officeooo:paragraph-rsid="0401328a"/>
    </style:style>
    <style:style style:name="P5" style:family="paragraph" style:parent-style-name="Text_20_body" style:list-style-name="L3">
      <style:text-properties officeooo:rsid="04014a62" officeooo:paragraph-rsid="04014a62"/>
    </style:style>
    <style:style style:name="P6" style:family="paragraph" style:parent-style-name="Text_20_body" style:list-style-name="L4">
      <style:text-properties officeooo:rsid="0403ed55" officeooo:paragraph-rsid="0403ed55"/>
    </style:style>
    <style:style style:name="P7" style:family="paragraph" style:parent-style-name="Text_20_body" style:list-style-name="L4">
      <style:text-properties officeooo:rsid="0403ed55" officeooo:paragraph-rsid="040cb5e4"/>
    </style:style>
    <style:style style:name="P8" style:family="paragraph" style:parent-style-name="Text_20_body" style:list-style-name="L4">
      <style:text-properties officeooo:rsid="0403ed55" officeooo:paragraph-rsid="040e5417"/>
    </style:style>
    <style:style style:name="P9" style:family="paragraph" style:parent-style-name="Text_20_body" style:list-style-name="L4">
      <style:text-properties officeooo:rsid="0403ed55" officeooo:paragraph-rsid="04110116"/>
    </style:style>
    <style:style style:name="P10" style:family="paragraph" style:parent-style-name="Text_20_body" style:list-style-name="L4">
      <style:text-properties officeooo:rsid="0403ed55" officeooo:paragraph-rsid="0414aad8"/>
    </style:style>
    <style:style style:name="P11" style:family="paragraph" style:parent-style-name="Text_20_body">
      <style:text-properties officeooo:rsid="0403ed55" officeooo:paragraph-rsid="0403ed55"/>
    </style:style>
    <style:style style:name="P12" style:family="paragraph" style:parent-style-name="Text_20_body" style:list-style-name="L4">
      <style:text-properties officeooo:rsid="040cb5e4" officeooo:paragraph-rsid="040cb5e4"/>
    </style:style>
    <style:style style:name="P13" style:family="paragraph" style:parent-style-name="Heading_20_1">
      <style:text-properties officeooo:rsid="04001eb3" officeooo:paragraph-rsid="04001eb3"/>
    </style:style>
    <style:style style:name="P14" style:family="paragraph" style:parent-style-name="Heading_20_2">
      <style:text-properties officeooo:rsid="0401328a" officeooo:paragraph-rsid="0401328a"/>
    </style:style>
    <style:style style:name="P15" style:family="paragraph" style:parent-style-name="Heading_20_2">
      <style:text-properties officeooo:paragraph-rsid="040cb5e4"/>
    </style:style>
    <style:style style:name="P16" style:family="paragraph" style:parent-style-name="Heading_20_2">
      <style:text-properties officeooo:rsid="0414aad8" officeooo:paragraph-rsid="0414aad8"/>
    </style:style>
    <style:style style:name="T1" style:family="text">
      <style:text-properties officeooo:rsid="04014a62"/>
    </style:style>
    <style:style style:name="T2" style:family="text">
      <style:text-properties officeooo:rsid="0405596d"/>
    </style:style>
    <style:style style:name="T3" style:family="text">
      <style:text-properties officeooo:rsid="04080c4e"/>
    </style:style>
    <style:style style:name="T4" style:family="text">
      <style:text-properties officeooo:rsid="040acb9d"/>
    </style:style>
    <style:style style:name="T5" style:family="text">
      <style:text-properties officeooo:rsid="040cb5e4"/>
    </style:style>
    <style:style style:name="T6" style:family="text">
      <style:text-properties officeooo:rsid="04101ac6"/>
    </style:style>
    <style:style style:name="T7" style:family="text">
      <style:text-properties officeooo:rsid="04114a0b"/>
    </style:style>
    <style:style style:name="T8" style:family="text">
      <style:text-properties officeooo:rsid="0412518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מבנה זיכרון ושפת ++C - הצגת פתרונות בתירגולים</text:h>
      <text:p text:style-name="P3">בשבועות הבאים יקדישו המתרגלים חלק מהזמן בכל תירגול לאפשר לסטודנטים להציג את הפתרונות שלהם למטלות<text:span text:style-name="T1"> בפני הכיתה</text:span>.</text:p>
      <text:p text:style-name="Heading_20_2">למה כדאי לכם להציג?</text:p>
      <text:list xml:id="list4649010880955491307" text:style-name="L2">
        <text:list-item>
          <text:p text:style-name="P4">כדי להראות לכל חבריכם איך כותבים קוד טוב.</text:p>
        </text:list-item>
        <text:list-item>
          <text:p text:style-name="P4">כדי לקבל הערות מחבריכם ומהמתרגלים שיעזרו לכם לכתוב קוד עוד יותר טוב.</text:p>
        </text:list-item>
      </text:list>
      <text:p text:style-name="P14">למה כדאי לכם להקשיב <text:span text:style-name="T1">לחבריכם כשהם מציגים</text:span>?</text:p>
      <text:list xml:id="list1498454882657767599" text:style-name="L3">
        <text:list-item>
          <text:p text:style-name="P5">כדי ללמוד על דרכים שונות לפתור בעיות, שאולי לא חשבתם עליהן בעצמכם.</text:p>
        </text:list-item>
        <text:list-item>
          <text:p text:style-name="P5">כדי לשמוע איזה באגים היו להם ואיך הם פתרו אותם.</text:p>
          <text:list>
            <text:list-item>
              <text:p text:style-name="P5">שימו לב! חלק מהשאלות בבחינה <text:span text:style-name="T3">הסופית </text:span>יהיו על פתרון באגים. ככל שתראו יותר באגים של אחרים ותדעו איך לפתור אותם, כך יהיה לכם קל יותר גם בבחינה וגם בחייכם כמתכנתים<text:span text:style-name="T3">.</text:span></text:p>
            </text:list-item>
          </text:list>
        </text:list-item>
      </text:list>
      <text:p text:style-name="P16">הציונים</text:p>
      <text:list xml:id="list7015323504321689132" text:style-name="L4">
        <text:list-item>
          <text:p text:style-name="P6">כל סטודנט<text:span text:style-name="T7">/ית</text:span> חייב<text:span text:style-name="T7">/ת</text:span> להציג פעם אחת במהלך הסמסטר.</text:p>
        </text:list-item>
        <text:list-item>
          <text:p text:style-name="P9">ההצגה תיחשב כמטלה נוספת - הציון שלה ישוקלל יחד עם שאר המטלות.</text:p>
        </text:list-item>
        <text:list-item>
          <text:p text:style-name="P10">הציון על מטלת ההצגה יינתן בהתאם לרמת ההבנה שאתם מגלים בקוד, התיעוד והבדיקות שכתבתם. <text:s text:c="2"/>עקרונית, מי שכתב פתרון נכון, מתועד ובדוק, ויודע גם להסביר אותו <text:span text:style-name="T4">ולענות לשאלות </text:span>- אמור לקבל 100 במטלה זו<text:span text:style-name="T2">, גם אם לא הכל מושלם.</text:span></text:p>
        </text:list-item>
      </text:list>
      <text:p text:style-name="P16">הפרטים</text:p>
      <text:list xml:id="list163223258071610" text:continue-numbering="true" text:style-name="L4">
        <text:list-item>
          <text:p text:style-name="P7">בכל תירגול יוקדשו כ-30 דקות להצגות<text:span text:style-name="T5">. </text:span>3-4 סטודנטים <text:span text:style-name="T5">יציגו </text:span>את המטלה האחרונה שהוגשה.</text:p>
        </text:list-item>
        <text:list-item>
          <text:p text:style-name="P12">כדי לפזר את העומס בין הקבוצות, כל סטודנט יציג בקבוצ<text:span text:style-name="T6">ת התירגול</text:span> שהוא רשום אליה.</text:p>
        </text:list-item>
        <text:list-item>
          <text:p text:style-name="P8">המתר<text:span text:style-name="T5">גלים יפתחו תיבת-הגשה למטלת ההצגה, בלי תאריך יעד. סטונדטים המעוניינים להציג בתירגול הקרוב, יגישו בתיבה זו קישור לפתרון המטלה האחרונה בגיטהאב שלהם. <text:s/>המתרגלים יבחרו מתוך ההגשות איזה סטודנטים יציגו, כך שעד סוף הסמסטר יגיעו לכל הרשומים בקבוצה.</text:span></text:p>
        </text:list-item>
        <text:list-item>
          <text:p text:style-name="P6">ההצגה היא אישית. כל מטלה תוצג ע"י אחד השותפים,<text:span text:style-name="T8"> <text:s/>בקבוצת התירגול שהוא רשום אליה,</text:span> והציון יירשם על שמו בלבד. שאר השותפים יציגו את המטלות הבאות.</text:p>
        </text:list-item>
      </text:list>
      <text:p text:style-name="P1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15T16:32:15.694875412</dc:date>
    <meta:editing-duration>P8DT10H2M52S</meta:editing-duration>
    <meta:editing-cycles>957</meta:editing-cycles>
    <meta:document-statistic meta:table-count="0" meta:image-count="0" meta:object-count="0" meta:page-count="1" meta:paragraph-count="20" meta:word-count="276" meta:character-count="1491" meta:non-whitespace-character-count="1243"/>
  </office:meta>
</office:document-meta>
</file>